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0.709cm"/>
    </style:style>
    <style:style style:name="co8" style:family="table-column">
      <style:table-column-properties fo:break-before="auto" style:column-width="1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ff00" fo:border="0.002cm solid #000000"/>
    </style:style>
    <style:style style:name="ce1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800000" draw:marker-start="Arrow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HTML" table:style-name="ta1" table:print="false"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office:value-type="string">
            <text:p>&lt;html&gt;</text:p>
          </table:table-cell>
        </table:table-row>
        <table:table-row table:style-name="ro2">
          <table:table-cell/>
          <table:table-cell office:value-type="string">
            <text:p><text:s text:c="2"/>&lt;head&gt;</text:p>
          </table:table-cell>
        </table:table-row>
        <table:table-row table:style-name="ro2">
          <table:table-cell/>
          <table:table-cell office:value-type="string">
            <text:p><text:s text:c="4"/>&lt;title&gt;Best Blog&lt;/title&gt;</text:p>
          </table:table-cell>
        </table:table-row>
        <table:table-row table:style-name="ro2">
          <table:table-cell/>
          <table:table-cell office:value-type="string">
            <text:p><text:s text:c="4"/>&lt;meta name=”...” content=”...” /&gt;</text:p>
          </table:table-cell>
        </table:table-row>
        <table:table-row table:style-name="ro2">
          <table:table-cell/>
          <table:table-cell office:value-type="string">
            <text:p><text:s text:c="4"/>&lt;link href=”...” rel=”..” /&gt;</text:p>
          </table:table-cell>
        </table:table-row>
        <table:table-row table:style-name="ro2">
          <table:table-cell/>
          <table:table-cell office:value-type="string">
            <text:p><text:s text:c="2"/>&lt;body&gt;</text:p>
          </table:table-cell>
        </table:table-row>
        <table:table-row table:style-name="ro2">
          <table:table-cell/>
          <table:table-cell office:value-type="string">
            <text:p><text:s text:c="4"/>&lt;h1&gt;My Blog&lt;/h1&gt;</text:p>
          </table:table-cell>
        </table:table-row>
        <table:table-row table:style-name="ro2">
          <table:table-cell/>
          <table:table-cell office:value-type="string">
            <text:p><text:s text:c="4"/>&lt;p&gt;My first post&lt;/p&gt;</text:p>
          </table:table-cell>
        </table:table-row>
        <table:table-row table:style-name="ro2">
          <table:table-cell/>
          <table:table-cell office:value-type="string">
            <text:p><text:s text:c="2"/>&lt;/body&gt;</text:p>
          </table:table-cell>
        </table:table-row>
        <table:table-row table:style-name="ro2">
          <table:table-cell/>
          <table:table-cell office:value-type="string">
            <text:p>&lt;/html&gt;</text:p>
          </table:table-cell>
        </table:table-row>
      </table:table>
      <table:table table:name="Alber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>
            <draw:custom-shape table:end-cell-address="Albero.I3" table:end-x="2.093cm" table:end-y="0.57cm" draw:z-index="0" draw:style-name="gr1" draw:text-style-name="P1" svg:width="1.901cm" svg:height="0.828cm" svg:x="0.192cm" svg:y="0.192cm">
              <text:p text:style-name="P1">html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2">
          <table:table-cell/>
          <table:table-cell office:value-type="string">
            <text:p>&lt;html&gt;</text:p>
          </table:table-cell>
          <table:table-cell table:number-columns-repeated="3"/>
          <table:table-cell table:style-name="Default"/>
          <table:table-cell/>
          <table:table-cell>
            <draw:line table:end-cell-address="Albero.I5" table:end-x="0.579cm" table:end-y="0.321cm" draw:z-index="8" draw:style-name="gr2" draw:text-style-name="P1" svg:x1="2.838cm" svg:y1="0.516cm" svg:x2="1.901cm" svg:y2="1.558cm">
              <text:p/>
            </draw:line>
          </table:table-cell>
          <table:table-cell>
            <draw:line table:end-cell-address="Albero.J5" table:end-x="0.772cm" table:end-y="0.428cm" draw:z-index="9" draw:style-name="gr2" draw:text-style-name="P1" svg:x1="1.653cm" svg:y1="0.489cm" svg:x2="3.03cm" svg:y2="1.665cm">
              <text:p/>
            </draw:line>
          </table:table-cell>
          <table:table-cell/>
        </table:table-row>
        <table:table-row table:style-name="ro2">
          <table:table-cell/>
          <table:table-cell office:value-type="string">
            <text:p><text:s text:c="2"/>&lt;head&gt;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 text:c="4"/>&lt;title&gt;Best Blog&lt;/title&gt;</text:p>
          </table:table-cell>
          <table:table-cell table:number-columns-repeated="3"/>
          <table:table-cell office:value-type="string">
            <text:p><text:s text:c="2"/>head</text:p>
          </table:table-cell>
          <table:table-cell/>
          <table:table-cell>
            <draw:custom-shape table:end-cell-address="Albero.I6" table:end-x="0.027cm" table:end-y="0.421cm" draw:z-index="1" draw:style-name="gr1" draw:text-style-name="P1" svg:width="1.789cm" svg:height="0.828cm" svg:x="0.497cm" svg:y="0.212cm">
              <text:p text:style-name="P1">h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Albero.K6" table:end-x="0.03cm" table:end-y="0.503cm" draw:z-index="2" draw:style-name="gr1" draw:text-style-name="P1" svg:width="1.71cm" svg:height="0.828cm" svg:x="0.578cm" svg:y="0.294cm">
              <text:p text:style-name="P1">body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2">
          <table:table-cell/>
          <table:table-cell office:value-type="string">
            <text:p><text:s text:c="4"/>&lt;meta name=”...” content=”...” /&gt;</text:p>
          </table:table-cell>
          <table:table-cell table:number-columns-repeated="3"/>
          <table:table-cell office:value-type="string">
            <text:p><text:s text:c="4"/>title</text:p>
          </table:table-cell>
          <table:table-cell>
            <draw:line table:end-cell-address="Albero.H7" table:end-x="0.938cm" table:end-y="0.552cm" draw:z-index="10" draw:style-name="gr2" draw:text-style-name="P1" svg:x1="3.196cm" svg:y1="0.316cm" svg:x2="2.011cm" svg:y2="1.171cm">
              <text:p/>
            </draw:line>
          </table:table-cell>
          <table:table-cell>
            <draw:line table:end-cell-address="Albero.H7" table:end-x="1.488cm" table:end-y="0.579cm" draw:z-index="11" draw:style-name="gr2" draw:text-style-name="P1" svg:x1="1.488cm" svg:y1="0.37cm" svg:x2="1.488cm" svg:y2="1.198cm">
              <text:p/>
            </draw:line>
            <draw:line table:end-cell-address="Albero.I8" table:end-x="0.909cm" table:end-y="0.067cm" draw:z-index="12" draw:style-name="gr2" draw:text-style-name="P1" svg:x1="2.012cm" svg:y1="0.263cm" svg:x2="3.168cm" svg:y2="1.304cm">
              <text:p/>
            </draw:line>
          </table:table-cell>
          <table:table-cell/>
          <table:table-cell>
            <draw:line table:end-cell-address="Albero.J8" table:end-x="1.35cm" table:end-y="0.067cm" draw:z-index="13" draw:style-name="gr2" draw:text-style-name="P1" svg:x1="1.35cm" svg:y1="0.423cm" svg:x2="0.937cm" svg:y2="1.304cm">
              <text:p/>
            </draw:line>
            <draw:line table:end-cell-address="Albero.K8" table:end-x="0.166cm" table:end-y="0.014cm" draw:z-index="14" draw:style-name="gr2" draw:text-style-name="P1" svg:x1="1.763cm" svg:y1="0.45cm" svg:x2="2.424cm" svg:y2="1.251cm">
              <text:p/>
            </draw:line>
          </table:table-cell>
        </table:table-row>
        <table:table-row table:style-name="ro2">
          <table:table-cell/>
          <table:table-cell office:value-type="string">
            <text:p><text:s text:c="4"/>&lt;link href=”...” rel=”..” /&gt;</text:p>
          </table:table-cell>
          <table:table-cell table:number-columns-repeated="3"/>
          <table:table-cell office:value-type="string">
            <text:p><text:s text:c="4"/>meta</text:p>
          </table:table-cell>
          <table:table-cell>
            <draw:custom-shape table:end-cell-address="Albero.H9" table:end-x="0.387cm" table:end-y="0.142cm" draw:z-index="3" draw:style-name="gr1" draw:text-style-name="P1" svg:width="2.01cm" svg:height="0.828cm" svg:x="0.635cm" svg:y="0.551cm">
              <text:p text:style-name="P1">tit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table:end-cell-address="Albero.I9" table:end-x="0.029cm" table:end-y="0.17cm" draw:z-index="4" draw:style-name="gr1" draw:text-style-name="P1" svg:width="1.598cm" svg:height="0.828cm" svg:x="0.69cm" svg:y="0.579cm">
              <text:p text:style-name="P1">met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s text:c="2"/>&lt;body&gt;</text:p>
          </table:table-cell>
          <table:table-cell table:number-columns-repeated="3"/>
          <table:table-cell office:value-type="string">
            <text:p><text:s text:c="4"/>link</text:p>
          </table:table-cell>
          <table:table-cell table:number-columns-repeated="2"/>
          <table:table-cell>
            <draw:custom-shape table:end-cell-address="Albero.I9" table:end-x="1.82cm" table:end-y="0.224cm" draw:z-index="5" draw:style-name="gr1" draw:text-style-name="P1" svg:width="1.544cm" svg:height="0.828cm" svg:x="0.276cm" svg:y="0.015cm">
              <text:p text:style-name="P1">lin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Albero.J9" table:end-x="1.434cm" table:end-y="0.223cm" draw:z-index="6" draw:style-name="gr1" draw:text-style-name="P1" svg:width="1.544cm" svg:height="0.828cm" svg:x="2.148cm" svg:y="0.014cm">
              <text:p text:style-name="P1">h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table:end-cell-address="Albero.K9" table:end-x="1.021cm" table:end-y="0.25cm" draw:z-index="7" draw:style-name="gr1" draw:text-style-name="P1" svg:width="1.544cm" svg:height="0.828cm" svg:x="1.735cm" svg:y="0.041cm">
              <text:p text:style-name="P1">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2">
          <table:table-cell/>
          <table:table-cell office:value-type="string">
            <text:p><text:s text:c="4"/>&lt;h1&gt;My Blog&lt;/h1&gt;</text:p>
          </table:table-cell>
          <table:table-cell table:number-columns-repeated="3"/>
          <table:table-cell office:value-type="string">
            <text:p><text:s text:c="2"/>bod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 text:c="4"/>&lt;p&gt;My first post&lt;/p&gt;</text:p>
          </table:table-cell>
          <table:table-cell table:number-columns-repeated="3"/>
          <table:table-cell office:value-type="string">
            <text:p><text:s text:c="4"/>h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 text:c="2"/>&lt;/body&gt;</text:p>
          </table:table-cell>
          <table:table-cell table:number-columns-repeated="3"/>
          <table:table-cell office:value-type="string">
            <text:p><text:s text:c="4"/>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&lt;/html&gt;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table table:name="Diagramm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  <table:table-cell table:number-columns-repeated="6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HTML</text:p>
          </table:table-cell>
          <table:table-cell table:style-name="ce15">
            <draw:line table:end-cell-address="Diagramma.F7" table:end-x="0.643cm" table:end-y="0.08cm" draw:z-index="1" draw:style-name="gr3" draw:text-style-name="P1" svg:x1="2.239cm" svg:y1="1.88cm" svg:x2="0.395cm" svg:y2="0.293cm">
              <text:p/>
            </draw:line>
          </table:table-cell>
          <table:table-cell table:style-name="ce16" office:value-type="string">
            <text:p>NIL</text:p>
          </table:table-cell>
          <table:table-cell table:number-columns-repeated="3"/>
          <table:table-cell>
            <draw:line table:end-cell-address="Diagramma.K7" table:end-x="1.035cm" table:end-y="0.187cm" draw:z-index="0" draw:style-name="gr3" draw:text-style-name="P1" svg:x1="2.631cm" svg:y1="0.398cm" svg:x2="0.291cm" svg:y2="1.987cm">
              <text:p/>
            </draw:line>
          </table:table-cell>
          <table:table-cell/>
          <table:table-cell>
            <draw:line table:end-cell-address="Diagramma.O6" table:end-x="0.273cm" table:end-y="0.397cm" draw:z-index="3" draw:style-name="gr3" draw:text-style-name="P1" svg:x1="1.09cm" svg:y1="1.747cm" svg:x2="5.441cm" svg:y2="0.186cm">
              <text:p/>
            </draw:line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TITLE</text:p>
          </table:table-cell>
          <table:table-cell table:style-name="ce16" office:value-type="string">
            <text:p>NIL</text:p>
          </table:table-cell>
          <table:table-cell table:style-name="ce1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</table:table-row>
        <table:table-row table:style-name="ro1">
          <table:table-cell table:number-columns-repeated="6"/>
          <table:table-cell table:style-name="ce13" office:value-type="float" office:value="2">
            <text:p>2</text:p>
            <draw:line table:end-cell-address="Diagramma.J13" table:end-x="0.374cm" table:end-y="0.424cm" draw:z-index="2" draw:style-name="gr3" draw:text-style-name="P1" svg:x1="0.021cm" svg:y1="3.123cm" svg:x2="4.427cm" svg:y2="0.212cm">
              <text:p/>
            </draw:line>
          </table:table-cell>
          <table:table-cell table:style-name="ce13" office:value-type="string">
            <text:p>HEAD</text:p>
          </table:table-cell>
          <table:table-cell table:style-name="ce15" table:number-columns-repeated="2"/>
          <table:table-cell/>
          <table:table-cell table:style-name="ce13" office:value-type="float" office:value="5">
            <text:p>5</text:p>
            <draw:line table:end-cell-address="Diagramma.O10" table:end-x="0.329cm" table:end-y="0.424cm" draw:z-index="4" draw:style-name="gr3" draw:text-style-name="P1" svg:x1="0.058cm" svg:y1="1.773cm" svg:x2="4.382cm" svg:y2="0.238cm">
              <text:p/>
            </draw:line>
          </table:table-cell>
          <table:table-cell table:style-name="ce13" office:value-type="string">
            <text:p>META</text:p>
          </table:table-cell>
          <table:table-cell table:style-name="ce16" office:value-type="string">
            <text:p>NIL</text:p>
          </table:table-cell>
          <table:table-cell table:style-name="ce15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2"/>head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title</text:p>
          </table:table-cell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</table:table-row>
        <table:table-row table:style-name="ro1">
          <table:table-cell/>
          <table:table-cell office:value-type="string">
            <text:p><text:s text:c="4"/>meta</text:p>
          </table:table-cell>
          <table:table-cell table:number-columns-repeated="9"/>
          <table:table-cell table:style-name="ce13" office:value-type="float" office:value="6">
            <text:p>6</text:p>
          </table:table-cell>
          <table:table-cell table:style-name="ce13" office:value-type="string">
            <text:p>LINK</text:p>
          </table:table-cell>
          <table:table-cell table:style-name="ce16" office:value-type="string">
            <text:p>NIL</text:p>
          </table:table-cell>
          <table:table-cell table:style-name="ce16" office:value-type="string">
            <text:p>NIL</text:p>
          </table:table-cell>
        </table:table-row>
        <table:table-row table:style-name="ro1">
          <table:table-cell/>
          <table:table-cell office:value-type="string">
            <text:p><text:s text:c="4"/>link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2"/>body</text:p>
          </table:table-cell>
          <table:table-cell table:number-columns-repeated="4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"/>h1</text:p>
          </table:table-cell>
          <table:table-cell table:number-columns-repeated="4"/>
          <table:table-cell table:style-name="ce13" office:value-type="float" office:value="3">
            <text:p>3</text:p>
          </table:table-cell>
          <table:table-cell table:style-name="ce13" office:value-type="string">
            <text:p>BODY</text:p>
          </table:table-cell>
          <table:table-cell table:style-name="ce15">
            <draw:line table:end-cell-address="Diagramma.K18" table:end-x="0.954cm" table:end-y="0.028cm" draw:z-index="5" draw:style-name="gr3" draw:text-style-name="P1" svg:x1="2.55cm" svg:y1="1.827cm" svg:x2="0.291cm" svg:y2="0.238cm">
              <text:p/>
            </draw:line>
          </table:table-cell>
          <table:table-cell table:style-name="ce16" office:value-type="string">
            <text:p>NI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"/>p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</table:table-row>
        <table:table-row table:style-name="ro1">
          <table:table-cell/>
          <table:table-cell table:style-name="ce14"/>
          <table:table-cell table:number-columns-repeated="9"/>
          <table:table-cell table:style-name="ce13" office:value-type="float" office:value="7">
            <text:p>7</text:p>
            <draw:line table:end-cell-address="Diagramma.O21" table:end-x="0.301cm" table:end-y="0.371cm" draw:z-index="6" draw:style-name="gr3" draw:text-style-name="P1" svg:x1="0.14cm" svg:y1="1.721cm" svg:x2="4.354cm" svg:y2="0.292cm">
              <text:p/>
            </draw:line>
          </table:table-cell>
          <table:table-cell table:style-name="ce13" office:value-type="string">
            <text:p>H1</text:p>
          </table:table-cell>
          <table:table-cell table:style-name="ce16" office:value-type="string">
            <text:p>NIL</text:p>
          </table:table-cell>
          <table:table-cell table:style-name="ce15"/>
        </table:table-row>
        <table:table-row table:style-name="ro1" table:number-rows-repeated="2">
          <table:table-cell/>
          <table:table-cell table:style-name="ce14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fc</text:p>
          </table:table-cell>
          <table:table-cell table:style-name="ce12" office:value-type="string">
            <text:p>sib</text:p>
          </table:table-cell>
        </table:table-row>
        <table:table-row table:style-name="ro1">
          <table:table-cell/>
          <table:table-cell table:style-name="ce14"/>
          <table:table-cell table:number-columns-repeated="9"/>
          <table:table-cell table:style-name="ce13" office:value-type="float" office:value="8">
            <text:p>8</text:p>
          </table:table-cell>
          <table:table-cell table:style-name="ce13" office:value-type="string">
            <text:p>P</text:p>
          </table:table-cell>
          <table:table-cell table:style-name="ce16" office:value-type="string">
            <text:p>NIL</text:p>
          </table:table-cell>
          <table:table-cell table:style-name="ce16" office:value-type="string">
            <text:p>NIL</text:p>
          </table:table-cell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table table:name="Array - DB" table:style-name="ta1" table:print="false">
        <table:table-column table:style-name="co1" table:default-cell-style-name="Default"/>
        <table:table-column table:style-name="co7" table:default-cell-style-name="ce7"/>
        <table:table-column table:style-name="co1" table:default-cell-style-name="ce7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8" office:value-type="string">
            <text:p>id</text:p>
          </table:table-cell>
          <table:table-cell table:style-name="ce10" office:value-type="string">
            <text:p>parent_id</text:p>
          </table:table-cell>
          <table:table-cell table:style-name="ce10" office:value-type="string">
            <text:p>name</text:p>
          </table:table-cell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TML</text:p>
          </table:table-cell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HEAD</text:p>
          </table:table-cell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BODY</text:p>
          </table:table-cell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TITLE</text:p>
          </table:table-cell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META</text:p>
          </table:table-cell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LINK</text:p>
          </table:table-cell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H1</text:p>
          </table:table-cell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P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1/11/2010</text:date>, <text:time>09.55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</meta:initial-creator>
    <meta:creation-date>2010-11-14T09:53:05</meta:creation-date>
    <dc:date>2010-11-21T09:55:52</dc:date>
    <dc:creator>Loris </dc:creator>
    <meta:editing-duration>PT05H00M40S</meta:editing-duration>
    <meta:editing-cycles>8</meta:editing-cycles>
    <meta:generator>OpenOffice.org/3.2$Linux OpenOffice.org_project/320m12$Build-9483</meta:generator>
    <meta:document-statistic meta:table-count="4" meta:cell-count="120" meta:object-count="22"/>
  </office:meta>
</office:document-meta>
</file>